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6ce4" officeooo:paragraph-rsid="00176ce4"/>
    </style:style>
    <style:style style:name="P2" style:family="paragraph" style:parent-style-name="Standard">
      <style:text-properties officeooo:rsid="00182395" officeooo:paragraph-rsid="00182395"/>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 idea para este portal es contar la historia de los deportes de motor, desde los inicios de su historia hasta la diversificación en las principales categorías que existen hoy en día y algunas de categorías desaparecidas que fueron relevantes para la historia del deporte, así como algunos de los pilotos más relevantes de la historia.</text:p>
      <text:p text:style-name="P1"/>
      <text:p text:style-name="P1"/>
      <text:p text:style-name="P2">El dominio sería nicosport<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3:05:59.356000000</meta:creation-date>
    <dc:date>2023-05-12T13:19:33.994000000</dc:date>
    <meta:editing-duration>PT13M35S</meta:editing-duration>
    <meta:editing-cycles>2</meta:editing-cycles>
    <meta:generator>LibreOffice/7.5.2.2$Windows_X86_64 LibreOffice_project/53bb9681a964705cf672590721dbc85eb4d0c3a2</meta:generator>
    <meta:document-statistic meta:table-count="0" meta:image-count="0" meta:object-count="0" meta:page-count="1" meta:paragraph-count="2" meta:word-count="60" meta:character-count="362" meta:non-whitespace-character-count="304"/>
  </office:meta>
</office:document-meta>
</file>